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5.751cm"/>
    </style:style>
    <style:style style:name="co3" style:family="table-column">
      <style:table-column-properties fo:break-before="auto" style:column-width="12.54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2" table:default-cell-style-name="Default"/>
        <table:table-row table:style-name="ro1">
          <table:table-cell/>
          <table:table-cell office:value-type="string">
            <text:p>Panther</text:p>
          </table:table-cell>
          <table:table-cell office:value-type="string">
            <text:p>Boot</text:p>
          </table:table-cell>
          <table:table-cell office:value-type="string">
            <text:p>KommodeGerade</text:p>
          </table:table-cell>
          <table:table-cell office:value-type="string">
            <text:p>KommodeSchief</text:p>
          </table:table-cell>
          <table:table-cell office:value-type="string">
            <text:p>Klo</text:p>
          </table:table-cell>
          <table:table-cell office:value-type="string">
            <text:p>Schraube</text:p>
          </table:table-cell>
          <table:table-cell office:value-type="string">
            <text:p>WanneKlein</text:p>
          </table:table-cell>
          <table:table-cell office:value-type="string">
            <text:p>WanneGroß</text:p>
          </table:table-cell>
          <table:table-cell office:value-type="string">
            <text:p>WanneNeu</text:p>
          </table:table-cell>
          <table:table-cell office:value-type="string">
            <text:p>StuhlAlt</text:p>
          </table:table-cell>
          <table:table-cell office:value-type="string">
            <text:p>StuhlNeu</text:p>
          </table:table-cell>
          <table:table-cell office:value-type="string">
            <text:p>Monitor</text:p>
          </table:table-cell>
          <table:table-cell office:value-type="string">
            <text:p>Lego</text:p>
          </table:table-cell>
          <table:table-cell office:value-type="string">
            <text:p>DNA</text:p>
          </table:table-cell>
          <table:table-cell office:value-type="string">
            <text:p>Hirsch</text:p>
          </table:table-cell>
          <table:table-cell office:value-type="string">
            <text:p>Frosch</text:p>
          </table:table-cell>
          <table:table-cell office:value-type="string">
            <text:p>Bett</text:p>
          </table:table-cell>
          <table:table-cell office:value-type="string">
            <text:p>Rolltreppe</text:p>
          </table:table-cell>
          <table:table-cell office:value-type="string">
            <text:p>Schnee</text:p>
          </table:table-cell>
          <table:table-cell office:value-type="string">
            <text:p>Kriegsschiff</text:p>
          </table:table-cell>
          <table:table-cell office:value-type="string">
            <text:p>Elefant</text:p>
          </table:table-cell>
          <table:table-cell office:value-type="string">
            <text:p>Drohne</text:p>
          </table:table-cell>
          <table:table-cell office:value-type="string">
            <text:p>Alien</text:p>
          </table:table-cell>
          <table:table-cell office:value-type="string">
            <text:p>adds</text:p>
          </table:table-cell>
        </table:table-row>
        <table:table-row table:style-name="ro1">
          <table:table-cell office:value-type="string">
            <text:p>Bridging</text:p>
          </table:table-cell>
          <table:table-cell office:value-type="string">
            <text:p>zwischen Beinen</text:p>
          </table:table-cell>
          <table:table-cell office:value-type="string">
            <text:p>Dach-&gt;Stringing</text:p>
          </table:table-cell>
          <table:table-cell table:number-columns-repeated="2"/>
          <table:table-cell office:value-type="string">
            <text:p>Hohlkörper</text:p>
          </table:table-cell>
          <table:table-cell table:number-columns-repeated="2"/>
          <table:table-cell office:value-type="string">
            <text:p>Bodenfläche(5x5cm geht noch)</text:p>
          </table:table-cell>
          <table:table-cell office:value-type="string">
            <text:p>kein hohlkörper, kein problem</text:p>
          </table:table-cell>
          <table:table-cell office:value-type="string">
            <text:p>Bodenfläche</text:p>
          </table:table-cell>
          <table:table-cell office:value-type="string">
            <text:p>Zwischen Beinen</text:p>
          </table:table-cell>
          <table:table-cell/>
          <table:table-cell office:value-type="string">
            <text:p>Teilweise hohl, sollt egehen, bridging passt</text:p>
          </table:table-cell>
          <table:table-cell office:value-type="string">
            <text:p>Bridging, aber kaum schlimm, kein problem</text:p>
          </table:table-cell>
          <table:table-cell table:number-columns-repeated="2"/>
          <table:table-cell office:value-type="string">
            <text:p>hohlkörper, definitiv problem – warping wegen langen strecken</text:p>
          </table:table-cell>
          <table:table-cell table:number-columns-repeated="6"/>
          <table:table-cell office:value-type="string">
            <text:p>bridging kleiner überhäng vom problem</text:p>
          </table:table-cell>
        </table:table-row>
        <table:table-row table:style-name="ro1">
          <table:table-cell office:value-type="string">
            <text:p>Überhang</text:p>
          </table:table-cell>
          <table:table-cell office:value-type="string">
            <text:p>In der Luft, nur am Bauch geht vilt M2: bauch braucht vielleicht auch support, sehr viel support allgemein, support schwanz kopf, vorderpfote links</text:p>
          </table:table-cell>
          <table:table-cell office:value-type="string">
            <text:p>45 Grad am Bug, geht noch</text:p>
          </table:table-cell>
          <table:table-cell office:value-type="string">
            <text:p>Rechter Winkel an Schublade, Griff, unterer rand(geht nichtmehr), oberer rand(vilt noch) support in dei schublade(griffe)</text:p>
          </table:table-cell>
          <table:table-cell office:value-type="string">
            <text:p>bauch und henkel unmöglich ohne stütze</text:p>
          </table:table-cell>
          <table:table-cell office:value-type="string">
            <text:p>Hinten, geht bis 45° dann support, in der Luft Drucken, support-&gt;relativ früh schon ab selle über dem fuss, aber wichtig erst da wos in der luft is</text:p>
          </table:table-cell>
          <table:table-cell office:value-type="string">
            <text:p>Mini-an dem Gewinde, sollte gehen da spitz und nicht rechtwinklig</text:p>
          </table:table-cell>
          <table:table-cell office:value-type="string">
            <text:p>So nicht druckbar, inneres hängt in der Luft-massive Supports, Wasserhahn</text:p>
          </table:table-cell>
          <table:table-cell office:value-type="string">
            <text:p>Wasserhahn braucht Support</text:p>
          </table:table-cell>
          <table:table-cell office:value-type="string">
            <text:p>Wasserhahn braucht support, auch beim abmachen</text:p>
          </table:table-cell>
          <table:table-cell office:value-type="string">
            <text:p>braucht Support, rechter Winkel, sitzflähe braucht support</text:p>
          </table:table-cell>
          <table:table-cell office:value-type="string">
            <text:p>Zwischen Beinen, vermutl. Support, M2: sollten gehen, support an der sitzfläche</text:p>
          </table:table-cell>
          <table:table-cell office:value-type="string">
            <text:p>Support für T Form , Rückseite, sehr viel support vor allem auf objekt</text:p>
          </table:table-cell>
          <table:table-cell office:value-type="string">
            <text:p>Schrift, dollte aber gehen(1-2mm), schrift im überhang unsauber</text:p>
          </table:table-cell>
          <table:table-cell/>
          <table:table-cell office:value-type="string">
            <text:p>support bei nase, in der luft drucken, überhang nase un druckbar, support auf objekt!, nase braucht support, ohren könnten gehen</text:p>
          </table:table-cell>
          <table:table-cell office:value-type="string">
            <text:p>Überhang sollte gehen, aber schwer, ohne support möglich, üerhang grade an der grenze, scwer zu sagen</text:p>
          </table:table-cell>
          <table:table-cell office:value-type="string">
            <text:p>bissl support</text:p>
          </table:table-cell>
          <table:table-cell office:value-type="string">
            <text:p>Überhänge oben/unten kein Problem, oben vielleicht artefakte, unten support aufs objekt, unten definitv support auf objekt, oben eh schwierig weil hoch</text:p>
          </table:table-cell>
          <table:table-cell/>
          <table:table-cell office:value-type="string">
            <text:p>überall überhäne, schwierig</text:p>
          </table:table-cell>
          <table:table-cell office:value-type="string">
            <text:p>Bauch sollte gehen wenn abgerundet(sieht so aus), schnauze/rüssel braucht support</text:p>
          </table:table-cell>
          <table:table-cell office:value-type="string">
            <text:p>horizontale tele und überhänge sidn trotz rundung zu flach</text:p>
          </table:table-cell>
          <table:table-cell office:value-type="string">
            <text:p>kleiner überhang ranke, sonst ohne support solte gehen</text:p>
          </table:table-cell>
          <table:table-cell office:value-type="string">
            <text:p>überhänge größer Bridging vom problem, supports mal bei &lt;45° mal bei &lt;60°</text:p>
          </table:table-cell>
        </table:table-row>
        <table:table-row table:style-name="ro1">
          <table:table-cell office:value-type="string">
            <text:p>Fläche</text:p>
          </table:table-cell>
          <table:table-cell office:value-type="string">
            <text:p>nur die Pfoten, besonders hinten links Ablösung, M2: kleine Fläche, ablösung hängt am drucker</text:p>
          </table:table-cell>
          <table:table-cell/>
          <table:table-cell office:value-type="string">
            <text:p>Fläche zieht an Ecken hoch</text:p>
          </table:table-cell>
          <table:table-cell office:value-type="string">
            <text:p>winzig an den beinchen, lost adhesion</text:p>
          </table:table-cell>
          <table:table-cell office:value-type="string">
            <text:p>Kleine Grundfläche</text:p>
          </table:table-cell>
          <table:table-cell office:value-type="string">
            <text:p>Fläche/Höhe sehr klein, aber geht noch, Fläche/höhe sollte gehen, aber abh. Vom drucker</text:p>
          </table:table-cell>
          <table:table-cell table:number-columns-repeated="2"/>
          <table:table-cell office:value-type="string">
            <text:p>Lange fläche</text:p>
          </table:table-cell>
          <table:table-cell office:value-type="string">
            <text:p>sehr klein, einfach zu klein, auch mit support schwer</text:p>
          </table:table-cell>
          <table:table-cell office:value-type="string">
            <text:p>klein, nur die Beine,M2 sehr wenig sehr wenig, brim</text:p>
          </table:table-cell>
          <table:table-cell office:value-type="string">
            <text:p>relativ klein. Vilt warping</text:p>
          </table:table-cell>
          <table:table-cell office:value-type="string">
            <text:p>länglich/eckig, ecken kommen hoch, kurze seiten</text:p>
          </table:table-cell>
          <table:table-cell office:value-type="string">
            <text:p>klein, aber oval, kein problem, 2cm ok(höhe breite verhältnis auch)</text:p>
          </table:table-cell>
          <table:table-cell office:value-type="string">
            <text:p>fläche passt</text:p>
          </table:table-cell>
          <table:table-cell office:value-type="string">
            <text:p>an den füßen sehr klein, aber sollte gehen -&gt;erste schicht wichtig, wie brim, fläche passt</text:p>
          </table:table-cell>
          <table:table-cell office:value-type="string">
            <text:p>klein, nur am rand, ecken ablösung</text:p>
          </table:table-cell>
          <table:table-cell office:value-type="string">
            <text:p>sehr groß, perfekt</text:p>
          </table:table-cell>
          <table:table-cell/>
          <table:table-cell office:value-type="string">
            <text:p>sehr lang und dünn</text:p>
          </table:table-cell>
          <table:table-cell office:value-type="string">
            <text:p>weniug, füße, muss flach sein</text:p>
          </table:table-cell>
          <table:table-cell office:value-type="string">
            <text:p>abgerundete füße gehen nicht!</text:p>
          </table:table-cell>
          <table:table-cell/>
          <table:table-cell office:value-type="string">
            <text:p>ecken ziehen sich nach oben, desto länger deso mehr</text:p>
          </table:table-cell>
        </table:table-row>
        <table:table-row table:style-name="ro1">
          <table:table-cell office:value-type="string">
            <text:p>Genaues Drucken</text:p>
          </table:table-cell>
          <table:table-cell office:value-type="string">
            <text:p>Polygone unsauber, M2: wahrscheinlich kien problem, ruckartige bewegungen -&gt;overextrusion deswegen, rundungen einfacher, ghosting an den scharfen kanten</text:p>
          </table:table-cell>
          <table:table-cell office:value-type="string">
            <text:p>Löcher vorne(poblemlos) hinten verschwinden im vg, könnten kritisch sein </text:p>
          </table:table-cell>
          <table:table-cell table:number-columns-repeated="2"/>
          <table:table-cell office:value-type="string">
            <text:p>Layer Misalignment bei Rundung, da wenig Basis, hohe wände gehen, vilt an den kanten ghosting/probleme</text:p>
          </table:table-cell>
          <table:table-cell office:value-type="string">
            <text:p>tower null problem, könnte schwanken/schief werden</text:p>
          </table:table-cell>
          <table:table-cell table:number-columns-repeated="5"/>
          <table:table-cell office:value-type="string">
            <text:p>kleine Überhänge im Bildschirm, oben problematisch</text:p>
          </table:table-cell>
          <table:table-cell office:value-type="string">
            <text:p>schrift unsauber, over/under extrusion, ghosting(kanten), wände ok</text:p>
          </table:table-cell>
          <table:table-cell office:value-type="string">
            <text:p>sehr dünn alles</text:p>
          </table:table-cell>
          <table:table-cell office:value-type="string">
            <text:p>hörner sehr dünn, könnten zu fein sein</text:p>
          </table:table-cell>
          <table:table-cell table:number-columns-repeated="2"/>
          <table:table-cell office:value-type="string">
            <text:p>keine ungenauigkeiten an den wänden, ghosting da zu viele feine objektkanten, kann nicht schief werden da zu groß</text:p>
          </table:table-cell>
          <table:table-cell office:value-type="string">
            <text:p>kreise wie außen möchten manchmal nicht an infil(drucker, innere wand),scharfe kanten</text:p>
          </table:table-cell>
          <table:table-cell office:value-type="string">
            <text:p>der tower zu dünn</text:p>
          </table:table-cell>
          <table:table-cell office:value-type="string">
            <text:p>rundungen gut, weniger artefakte</text:p>
          </table:table-cell>
          <table:table-cell/>
          <table:table-cell office:value-type="string">
            <text:p>schrift problemlos, kanten wieder scharf-&gt;ghosting</text:p>
          </table:table-cell>
          <table:table-cell office:value-type="string">
            <text:p>Schraubenloch in der senkrechten: kommt auf größe an, obersten 10% fallen etwas, dünne wände verformen</text:p>
          </table:table-cell>
        </table:table-row>
        <table:table-row table:style-name="ro1">
          <table:table-cell office:value-type="string">
            <text:p>Punkte</text:p>
          </table:table-cell>
          <table:table-cell office:value-type="string">
            <text:p>Beine</text:p>
          </table:table-cell>
          <table:table-cell table:number-columns-repeated="5"/>
          <table:table-cell office:value-type="string">
            <text:p>Wände werden Durchhängen wenn auf der Seite </text:p>
          </table:table-cell>
          <table:table-cell table:number-columns-repeated="2"/>
          <table:table-cell office:value-type="string">
            <text:p>Stringing wegen Abstand, stringing beine</text:p>
          </table:table-cell>
          <table:table-cell office:value-type="string">
            <text:p>Ja</text:p>
          </table:table-cell>
          <table:table-cell/>
          <table:table-cell office:value-type="string">
            <text:p>noppen so viele, deswegen keins</text:p>
          </table:table-cell>
          <table:table-cell office:value-type="string">
            <text:p>stringing wegen den strängen vielleicht, hin und herspringen</text:p>
          </table:table-cell>
          <table:table-cell office:value-type="string">
            <text:p>stringing beim geweih weil kleine punkte weit auseinander, oder nah beinander(nur bei nahen punkten), stringing beim geweih</text:p>
          </table:table-cell>
          <table:table-cell office:value-type="string">
            <text:p>stringing arme-körper, wegen kurzer distanz, minimales stringing</text:p>
          </table:table-cell>
          <table:table-cell/>
          <table:table-cell office:value-type="string">
            <text:p>Stringing an den stufendetails, <text:s/>an den stufennoppen aber unwichtig</text:p>
          </table:table-cell>
          <table:table-cell office:value-type="string">
            <text:p>stringing innen an den diamanten</text:p>
          </table:table-cell>
          <table:table-cell office:value-type="string">
            <text:p>möglich bei den aufbauten</text:p>
          </table:table-cell>
          <table:table-cell office:value-type="string">
            <text:p>stringing beine</text:p>
          </table:table-cell>
          <table:table-cell/>
          <table:table-cell office:value-type="string">
            <text:p>stringing beine/ranken</text:p>
          </table:table-cell>
          <table:table-cell office:value-type="string">
            <text:p>alles bis 45 grad drucbar</text:p>
          </table:table-cell>
        </table:table-row>
        <table:table-row table:style-name="ro1">
          <table:table-cell office:value-type="string">
            <text:p>Sonstiges</text:p>
          </table:table-cell>
          <table:table-cell table:number-columns-repeated="2"/>
          <table:table-cell office:value-type="string">
            <text:p>Falschrum Drucken</text:p>
          </table:table-cell>
          <table:table-cell table:number-columns-repeated="2"/>
          <table:table-cell office:value-type="string">
            <text:p>Betttemperatur Hoch Erste Layer</text:p>
          </table:table-cell>
          <table:table-cell table:number-columns-repeated="2"/>
          <table:table-cell office:value-type="string">
            <text:p>temperatur hoch initial layer</text:p>
          </table:table-cell>
          <table:table-cell office:value-type="string">
            <text:p>Beine geschwungen, form der beine unproblematisch</text:p>
          </table:table-cell>
          <table:table-cell office:value-type="string">
            <text:p>Kante kein problem</text:p>
          </table:table-cell>
          <table:table-cell office:value-type="string">
            <text:p>Zerlegen?, in zwei teilen</text:p>
          </table:table-cell>
          <table:table-cell table:number-columns-repeated="11"/>
          <table:table-cell office:value-type="string">
            <text:p>ecken kühlen anders ab -&gt; anfällig, aber länge egal</text:p>
          </table:table-cell>
        </table:table-row>
        <table:table-row table:style-name="ro1">
          <table:table-cell office:value-type="string">
            <text:p>Detailliertes Objekt?</text:p>
          </table:table-cell>
          <table:table-cell office:value-type="string">
            <text:p>wenig detailliert</text:p>
          </table:table-cell>
          <table:table-cell office:value-type="string">
            <text:p>feine rahmen um löcher verschwinden, zu klein – wie schrift</text:p>
          </table:table-cell>
          <table:table-cell/>
          <table:table-cell office:value-type="string">
            <text:p>henkel sehr klein</text:p>
          </table:table-cell>
          <table:table-cell/>
          <table:table-cell office:value-type="string">
            <text:p>Gewinde oft unsauber, sehr kleine Details, unterschiedliche Geschwindikeit(Gewinde Langsamer), komtm auf temperatur an</text:p>
          </table:table-cell>
          <table:table-cell table:number-columns-repeated="6"/>
          <table:table-cell office:value-type="string">
            <text:p>schrift vilt unlesbar</text:p>
          </table:table-cell>
          <table:table-cell table:number-columns-repeated="3"/>
          <table:table-cell office:value-type="string">
            <text:p>temp hoch</text:p>
          </table:table-cell>
          <table:table-cell office:value-type="string">
            <text:p>Details an den stufen problematisch</text:p>
          </table:table-cell>
          <table:table-cell office:value-type="string">
            <text:p>details(löcher)könnten verschlossen werden, kommt auf grö0ße an, höchstens over extrusion</text:p>
          </table:table-cell>
          <table:table-cell office:value-type="string">
            <text:p>auf jdnfall langsamer drucken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>
            <text:p>bridges nur in die jeweilige richtung drucken</text:p>
          </table:table-cell>
          <table:table-cell office:value-type="string">
            <text:p>fell kein prfoblem, fellstruktur könnte blobs auslösen(speed)</text:p>
          </table:table-cell>
          <table:table-cell office:value-type="string">
            <text:p>Zehen könnten schwer detailliert zu kriegen sein, auch bei ablösung, details mund augen problemlos</text:p>
          </table:table-cell>
          <table:table-cell table:number-columns-repeated="5"/>
          <table:table-cell office:value-type="string">
            <text:p>details schwierig</text:p>
          </table:table-cell>
          <table:table-cell office:value-type="string">
            <text:p>schrift müsste gehen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5">05.04.2021</text:date>, <text:time>21:3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11M23S</meta:editing-duration>
    <meta:editing-cycles>10</meta:editing-cycles>
    <meta:generator>OpenOffice/4.1.7$Win32 OpenOffice.org_project/417m1$Build-9800</meta:generator>
    <dc:date>2021-04-05T21:31:05.08</dc:date>
    <dc:creator>Peter Peter</dc:creator>
    <meta:document-statistic meta:table-count="3" meta:cell-count="132" meta:object-count="0"/>
    <meta:user-defined meta:name="Info 1"/>
    <meta:user-defined meta:name="Info 2"/>
    <meta:user-defined meta:name="Info 3"/>
    <meta:user-defined meta:name="Info 4"/>
  </office:meta>
</office:document-meta>
</file>